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lsViewTests.buildExcelDocument( Map &lt; String , Object &gt; model , Workbook workbook ,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lsViewTests.testX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lsViewTests.testXlsx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lsViewTests.testXlsxStreaming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